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2000003B4F9C1894400A88722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7" draw:style-name="gr1" draw:text-style-name="P1" draw:layer="layout" svg:width="24.118cm" svg:height="16.044cm" svg:x="0.501cm" svg:y="0.498cm">
          <draw:image xlink:href="Pictures/1000000100000592000003B4F9C1894400A88722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5.12cm" fo:page-height="17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06T09:10:36.049359164</dc:date>
    <meta:editing-duration>PT22M2S</meta:editing-duration>
    <meta:editing-cycles>9</meta:editing-cycles>
    <meta:generator>LibreOffice/7.3.5.2$Linux_X86_64 LibreOffice_project/30$Build-2</meta:generator>
    <meta:document-statistic meta:object-count="1"/>
  </office:meta>
</office:document-meta>
</file>